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  <text:p text:style-name="P1">LPT Connections for New PowerSDR for SoftRock and various SDR designs with Si570</text:p>
      <text:p text:style-name="P1"/>
      <text:p text:style-name="P1">DB25</text:p>
      <text:p text:style-name="P1">Conn.</text:p>
      <text:p text:style-name="P1">Pin<text:tab/>Usage</text:p>
      <text:p text:style-name="P1"/>
      <text:p text:style-name="P1">2<text:tab/>Band Select 160m TTL high output</text:p>
      <text:p text:style-name="P1">3</text:p>
      <text:p text:style-name="P1">4<text:tab/>Band Select 80m/60m/40m TTL high output</text:p>
      <text:p text:style-name="P1">5<text:tab/>Band Select 30m/20m/17m TTL high output</text:p>
      <text:p text:style-name="P1">6<text:tab/>Band Select 15m/12m/10m TTL high output</text:p>
      <text:p text:style-name="P1">7</text:p>
      <text:p text:style-name="P1">8<text:tab/>/Rx <text:s/>Tx output</text:p>
      <text:p text:style-name="P1">9<text:tab/>/Mute output</text:p>
      <text:p text:style-name="P1"/>
      <text:p text:style-name="P1">11<text:tab/>/CW KeyDot or /PTT low TTL input</text:p>
      <text:p text:style-name="P1">13<text:tab/>CW Key Dash input (← this is enabled with high TTL state)</text:p>
      <text:p text:style-name="P1"/>
      <text:p text:style-name="P1">1<text:tab/>I2C SDA output for Si570 VFO control</text:p>
      <text:p text:style-name="P1">16<text:tab/>I2C SCL output for Si570 VFO control</text:p>
      <text:p text:style-name="P1"/>
      <text:p text:style-name="P1">14<text:tab/>I2C /SDA output for Si570 VFO control</text:p>
      <text:p text:style-name="P1">17<text:tab/>I2C /SCL output for Si570 VFO control</text:p>
      <text:p text:style-name="P1"/>
      <text:p text:style-name="P1">18-25<text:tab/>Gnd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Χρήστος</dc:creator>
    <dc:date>2008-07-23T00:02:04</dc:date>
    <meta:editing-cycles>3</meta:editing-cycles>
    <meta:editing-duration>PT18M4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9" meta:word-count="115" meta:character-count="548"/>
  </office:meta>
</office:document-meta>
</file>